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ans"/>
    </style:style>
    <style:style style:name="P2" style:family="paragraph" style:parent-style-name="Standard">
      <style:text-properties officeooo:rsid="00217cd5" officeooo:paragraph-rsid="00217cd5"/>
    </style:style>
    <style:style style:name="P3" style:family="paragraph" style:parent-style-name="Standard">
      <style:text-properties fo:font-size="12pt" fo:font-weight="normal" officeooo:rsid="0021898b" officeooo:paragraph-rsid="0021898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officeooo:rsid="001fee20" officeooo:paragraph-rsid="001fee20"/>
    </style:style>
    <style:style style:name="P5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1ffa" officeooo:paragraph-rsid="001f1ffa"/>
    </style:style>
    <style:style style:name="P6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6pt" fo:font-weight="bold" officeooo:rsid="001fee20" officeooo:paragraph-rsid="001fee20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1fee20" officeooo:paragraph-rsid="001fee2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fo:font-size="12pt" fo:font-style="normal" fo:font-weight="normal" officeooo:rsid="001fee20" officeooo:paragraph-rsid="001fee2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paragraph-rsid="001f1ffa"/>
    </style:style>
    <style:style style:name="T1" style:family="text">
      <style:text-properties officeooo:rsid="001f1ffa"/>
    </style:style>
    <style:style style:name="T2" style:family="text">
      <style:text-properties fo:color="#000000"/>
    </style:style>
    <style:style style:name="T3" style:family="text">
      <style:text-properties fo:color="#000000" officeooo:rsid="001f1ffa"/>
    </style:style>
    <style:style style:name="T4" style:family="text">
      <style:text-properties fo:color="#000000" officeooo:rsid="001fee2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style:font-size-asian="14pt" style:font-weight-asian="bold" style:font-size-complex="16pt" style:font-weight-complex="bold"/>
    </style:style>
    <style:style style:name="T9" style:family="text">
      <style:text-properties officeooo:rsid="00217c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<text:span text:style-name="T1">Use case:<text:tab/></text:span><text:span text:style-name="T2">User </text:span><text:span text:style-name="T3">searching through transcribed documents</text:span></text:p>
      <text:p text:style-name="P5"><text:span text:style-name="T2">Actors:<text:tab/>Primary school child</text:span></text:p>
      <text:p text:style-name="P5"><text:span text:style-name="T2">Purpose:<text:tab/>Return to the user search results based on the input (query) they <text:tab/>provide.</text:span></text:p>
      <text:p text:style-name="P5"><text:span text:style-name="T2">Overview:<text:tab/>The user inputs a String. The System then queries the string against <text:tab/>a database and returns </text:span><text:span text:style-name="T4">the relevant documents back to the user. <text:tab/>On <text:s/>completion the user will be presented with a list of documents <text:tab/>that <text:s/>match the string they input to the system.</text:span></text:p>
      <text:p text:style-name="P6"><text:span text:style-name="T2">Type:<text:tab/>Essential</text:span></text:p>
      <text:p text:style-name="P6"><text:span text:style-name="T2">Preconditions:<text:tab/>Database much exist.,</text:span></text:p>
      <text:p text:style-name="P6"><text:span text:style-name="T2"><text:tab/>Database must hold relevant documents.</text:span></text:p>
      <text:p text:style-name="P6"><text:span text:style-name="T2">Postconditions:<text:tab/>User must be presented with documents that match the string they <text:tab/>input.</text:span></text:p>
      <text:p text:style-name="P7">Special requirements:<text:tab/>user must get a System response within 10 seconds</text:p>
      <text:p text:style-name="P7"/>
      <text:p text:style-name="P7"><text:tab/><text:tab/><text:tab/><text:tab/> <text:span text:style-name="T6"><text:s/></text:span><text:span text:style-name="T7">Flow of Events </text:span><text:tab/></text:p>
      <text:p text:style-name="P4"/>
      <text:p text:style-name="P8">Actor Action<text:tab/><text:tab/><text:tab/><text:tab/>System Response</text:p>
      <text:p text:style-name="P8"/>
      <text:p text:style-name="P9">1. This use case begins when the user</text:p>
      <text:p text:style-name="P9"><text:s text:c="4"/>desires to <text:span text:style-name="T9">search through Aberdeenshire</text:span></text:p>
      <text:p text:style-name="P9"><text:s text:c="4"/><text:span text:style-name="T9">historical records dating between 1398 <text:s/></text:span></text:p>
      <text:p text:style-name="Standard"><text:s text:c="4"/><text:span text:style-name="T9">and 1511</text:span></text:p>
      <text:p text:style-name="P2">2. The user provides the search engine<text:tab/><text:tab/>3.The string is queried against a the database and</text:p>
      <text:p text:style-name="P2"><text:s text:c="5"/>with a string (name, ID, location etc.)<text:tab/><text:tab/> <text:s text:c="3"/>a list of documents, with an extract of each <text:tab/><text:tab/><text:tab/><text:tab/><text:tab/><text:tab/><text:tab/><text:tab/> <text:s text:c="3"/>of the text surrounding the users queried string</text:p>
      <text:p text:style-name="P2"><text:tab/><text:tab/><text:tab/><text:tab/><text:tab/><text:tab/><text:tab/> <text:s text:c="3"/>is returned to the user.</text:p>
      <text:p text:style-name="P2"/>
      <text:p text:style-name="P2"/>
      <text:p text:style-name="P2"><text:tab/><text:tab/><text:tab/><text:tab/><text:tab/><text:span text:style-name="T8">Alternate Flow of Events</text:span></text:p>
      <text:p text:style-name="P2"/>
      <text:p text:style-name="P3">line 3: invalid string (contains illegal characters?) indicate error. return to step 2.</text:p>
      <text:p text:style-name="P3"><text:tab/>String not recognized (nothing matches inputted string) indicate error. Return to step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20:47.840580674</meta:creation-date>
    <dc:date>2016-10-07T14:19:56.350482416</dc:date>
    <meta:editing-duration>PT6M40S</meta:editing-duration>
    <meta:editing-cycles>1</meta:editing-cycles>
    <meta:document-statistic meta:table-count="0" meta:image-count="0" meta:object-count="0" meta:page-count="1" meta:paragraph-count="21" meta:word-count="207" meta:character-count="1350" meta:non-whitespace-character-count="1091"/>
    <meta:generator>LibreOffice/4.2.8.2$Linux_X86_64 LibreOffice_project/420m0$Build-2</meta:generator>
  </office:meta>
</office:document-meta>
</file>